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f4f7" officeooo:paragraph-rsid="000df4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8</text:p>
      <text:p text:style-name="P1"><text:a xlink:type="simple" xlink:href="https://es.wikipedia.org/wiki/UTF-8">https://es.wikipedia.org/wiki/UTF-8</text:a></text:p>
      <text:p text:style-name="P1"/>
      <text:p text:style-name="P1">Circuitos ands</text:p>
      <text:p text:style-name="P1"><text:a xlink:type="simple" xlink:href="https://es.wikipedia.org/wiki/Puerta_AND">https://es.wikipedia.org/wiki/Puerta_AND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7:21:28.768695354</meta:creation-date>
    <dc:date>2016-05-05T17:27:27.947843150</dc:date>
    <meta:editing-duration>P0D</meta:editing-duration>
    <meta:editing-cycles>1</meta:editing-cycles>
    <meta:document-statistic meta:table-count="0" meta:image-count="0" meta:object-count="0" meta:page-count="1" meta:paragraph-count="4" meta:word-count="5" meta:character-count="93" meta:non-whitespace-character-count="92"/>
    <meta:generator>LibreOffice/4.2.8.2$Linux_X86_64 LibreOffice_project/420m0$Build-2</meta:generator>
  </office:meta>
</office:document-meta>
</file>